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loext:graphic-properties draw:fill="solid" draw:fill-color="#d9d9d9"/>
      <style:paragraph-properties fo:margin-top="0in" fo:margin-bottom="0in" loext:contextual-spacing="false" fo:line-height="100%" fo:text-align="center" style:justify-single-word="false" fo:background-color="#d9d9d9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11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indent="-0.2535in" style:auto-text-indent="false"/>
    </style:style>
    <style:style style:name="P12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align="justify" style:justify-single-word="false" fo:text-indent="-0.2535in" style:auto-text-indent="false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none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<text:span text:style-name="T1">BALA SUBRAHMANYAM VARANASI</text:span></text:p>
      <text:p text:style-name="P5"><text:bookmark text:name="_t83v2myanbhs"/></text:p>
      <text:p text:style-name="P1"><text:bookmark text:name="_diqezqiqvs0z"/><text:a xlink:type="simple" xlink:href="mailto:vabasu@gmail.com" text:style-name="ListLabel_20_10" text:visited-style-name="ListLabel_20_10"><text:span text:style-name="T2">vabasu@gmail.com</text:span></text:a><text:tab/><text:tab/><text:tab/><text:tab/><text:tab/><text:tab/><text:tab/><text:tab/><text:a xlink:type="simple" xlink:href="https://linkedin.com/in/vabasu/" text:style-name="ListLabel_20_11" text:visited-style-name="ListLabel_20_11"><text:span text:style-name="T3">https://linkedin.com/in/vabasu/</text:span></text:a></text:p>
      <text:p text:style-name="P1"><text:bookmark text:name="_5ewrlm9utxrc"/><text:span text:style-name="T5">+919819633692</text:span><text:span text:style-name="T4"> <text:tab/><text:tab/><text:tab/><text:tab/><text:tab/><text:tab/><text:tab/><text:tab/><text:tab/></text:span><text:a xlink:type="simple" xlink:href="https://github.com/Balu-Varanasi/" text:style-name="ListLabel_20_11" text:visited-style-name="ListLabel_20_11"><text:span text:style-name="T3">https://github.com/Balu-Varanasi/</text:span></text:a></text:p>
      <text:p text:style-name="P6"/>
      <text:p text:style-name="P3"><text:span text:style-name="T4">SUMMARY</text:span></text:p>
      <text:section text:style-name="Sect1" text:name="TextSection">
        <text:p text:style-name="P8"/>
        <text:p text:style-name="P2"><text:span text:style-name="T5">A </text:span><text:span text:style-name="T4">Technology Management Professional</text:span><text:span text:style-name="T5"> with </text:span><text:span text:style-name="T4">10+ years</text:span><text:span text:style-name="T5"> of experience in building software products and teams. </text:span></text:p>
        <text:p text:style-name="P9"/>
        <text:p text:style-name="P3"><text:span text:style-name="T4">WORK EXPERIENCE</text:span></text:p>
        <text:p text:style-name="P7"/>
        <text:p text:style-name="P1"><text:span text:style-name="T4">Chief Technology Officer, </text:span><text:a xlink:type="simple" xlink:href="https://dev.rhymella.com" text:style-name="ListLabel_20_11" text:visited-style-name="ListLabel_20_11"><text:span text:style-name="T3">Rhymella</text:span></text:a><text:span text:style-name="T4"> Inc. (successfully acquihired by Zazzle Inc.) </text:span><text:span text:style-name="T5">from July’21 to September’21</text:span></text:p>
        <text:list xml:id="list2630570376" text:style-name="WWNum1">
          <text:list-item>
            <text:p text:style-name="P11"><text:span text:style-name="T5">Laid out the product development strategy and led the product’s technical vision from idea to fully functional application which resulted in a successful startup acquisition</text:span></text:p>
          </text:list-item>
          <text:list-item>
            <text:p text:style-name="P11"><text:span text:style-name="T5">Designed and Implemented an image processing pipeline using AWS Serverless architecture and Amazon Rekognition API which evolved as a B2B product</text:span></text:p>
          </text:list-item>
          <text:list-item>
            <text:p text:style-name="P11"><text:span text:style-name="T5">Developed and maintained an application <text:s/>using Python/ Django, Redis, PostgreSQL, MongoDB, Angular, and AWS</text:span></text:p>
          </text:list-item>
        </text:list>
        <text:p text:style-name="P7"/>
        <text:p text:style-name="P1"><text:span text:style-name="T4">Lead Full-Stack Software Consultant,</text:span><text:span text:style-name="T5"> </text:span><text:a xlink:type="simple" xlink:href="https://www.espncricinfo.com/" text:style-name="ListLabel_20_10" text:visited-style-name="ListLabel_20_10"><text:span text:style-name="T2">ESPN CricInfo</text:span></text:a><text:span text:style-name="T4">, “ESPN DIGITAL MEDIA PVT LTD” India, </text:span><text:span text:style-name="T5">from Nov’20 to July 2021 </text:span></text:p>
        <text:list xml:id="list63234420222038" text:continue-numbering="true" text:style-name="WWNum1">
          <text:list-item>
            <text:p text:style-name="P12"><text:span text:style-name="T5">Reverse-Engineered legacy Cricinfo site and rebuilt it from scratch in modern architectures and technologies which served 30 million concurrent users during a live cricket match</text:span></text:p>
          </text:list-item>
          <text:list-item>
            <text:p text:style-name="P12"><text:span text:style-name="T5">Responsible for developing and maintaining highly scalable applications using Event-driven architectures</text:span></text:p>
          </text:list-item>
          <text:list-item>
            <text:p text:style-name="P12"><text:span text:style-name="T5">Implemented real-time cricket score updates using VerneMQ, which is a high-performance, distributed MQTT broker</text:span></text:p>
          </text:list-item>
          <text:list-item>
            <text:p text:style-name="P12"><text:span text:style-name="T5">Developed a Change Data Capture pipeline using Apache Kafka, Debezium, Node.JS, and Redis</text:span></text:p>
          </text:list-item>
        </text:list>
        <text:p text:style-name="P7"/>
        <text:p text:style-name="P1"><text:span text:style-name="T4">Lead Full-Stack Software Consultant, </text:span><text:a xlink:type="simple" xlink:href="https://proximity.tech/" text:style-name="ListLabel_20_11" text:visited-style-name="ListLabel_20_11"><text:span text:style-name="T3">Proximity Labs</text:span></text:a><text:span text:style-name="T4"> Pvt Ltd, India, </text:span><text:span text:style-name="T5">from Mar’20 to Nov’20</text:span></text:p>
        <text:list xml:id="list63235143467544" text:continue-numbering="true" text:style-name="WWNum1">
          <text:list-item>
            <text:p text:style-name="P11"><text:span text:style-name="T5">Built the core team by Interviewing more than 70 candidates for various positions, including Engineering managers</text:span></text:p>
          </text:list-item>
          <text:list-item>
            <text:p text:style-name="P11"><text:span text:style-name="T5">Guided team development efforts towards successful project delivery</text:span></text:p>
          </text:list-item>
          <text:list-item>
            <text:p text:style-name="P11"><text:soft-page-break/><text:span text:style-name="T5">Maintained high standards of software quality within the team by establishing good practices and habits</text:span></text:p>
          </text:list-item>
        </text:list>
        <text:p text:style-name="P7"/>
        <text:p text:style-name="P1"><text:span text:style-name="T4">Chief Technology Officer, </text:span><text:a xlink:type="simple" xlink:href="https://www.theweddingbrigade.com/" text:style-name="ListLabel_20_11" text:visited-style-name="ListLabel_20_11"><text:span text:style-name="T3">The Wedding Brigade</text:span></text:a><text:span text:style-name="T5"> (Sitara Digital Ventures Pvt Ltd), Mumbai, India - from May’17 to March’20</text:span></text:p>
        <text:list xml:id="list63234837120823" text:continue-numbering="true" text:style-name="WWNum1">
          <text:list-item>
            <text:p text:style-name="P12"><text:span text:style-name="T5">Responsible for building innovative products to deliver 3000+ happy weddings</text:span></text:p>
          </text:list-item>
          <text:list-item>
            <text:p text:style-name="P12"><text:span text:style-name="T5">Accelerated the business growth by leading the product vision and development which resulted in 20x revenue growth over a period of 2.5 years</text:span></text:p>
          </text:list-item>
          <text:list-item>
            <text:p text:style-name="P11"><text:span text:style-name="T5">Built web and mobile applications from scratch using React, React Native, Python/ Django, Redis, PostgreSQL, and AWS. Links: </text:span><text:a xlink:type="simple" xlink:href="https://www.theweddingbrigade.com/" text:style-name="ListLabel_20_10" text:visited-style-name="ListLabel_20_10"><text:span text:style-name="T2">Website</text:span></text:a><text:span text:style-name="T5">, </text:span><text:a xlink:type="simple" xlink:href="https://play.google.com/store/apps/details?id=com.twbnative" text:style-name="ListLabel_20_10" text:visited-style-name="ListLabel_20_10"><text:span text:style-name="T2">Google Play Store</text:span></text:a><text:span text:style-name="T5">, </text:span><text:a xlink:type="simple" xlink:href="https://apps.apple.com/us/app/the-wedding-brigade/id1482527336" text:style-name="ListLabel_20_10" text:visited-style-name="ListLabel_20_10"><text:span text:style-name="T2">Apple App Store</text:span></text:a></text:p>
          </text:list-item>
          <text:list-item>
            <text:p text:style-name="P11"><text:span text:style-name="T5">Hired &amp; retained top talent, conducted one-on-ones periodically, and mentored the team</text:span></text:p>
          </text:list-item>
        </text:list>
        <text:p text:style-name="P7"/>
        <text:p text:style-name="P1"><text:span text:style-name="T4">Senior Software Engineer, </text:span><text:a xlink:type="simple" xlink:href="https://www.coverfox.com/" text:style-name="ListLabel_20_11" text:visited-style-name="ListLabel_20_11"><text:span text:style-name="T3">CoverFox</text:span></text:a><text:span text:style-name="T4"> </text:span><text:span text:style-name="T5">(Glitterbug Technology Pvt Ltd), Mumbai, India - from Nov’15 to May’17</text:span></text:p>
        <text:list xml:id="list63233295529625" text:continue-numbering="true" text:style-name="WWNum1">
          <text:list-item>
            <text:p text:style-name="P12"><text:span text:style-name="T5">Predominantly worked on Car Insurance and Bike Insurance products using Python/Django, Celery, and React</text:span></text:p>
          </text:list-item>
          <text:list-item>
            <text:p text:style-name="P12"><text:span text:style-name="T5">Implemented Continuous Integration and Continuous Deployment pipeline using Docker, Jenkins, and GitHub hooks</text:span></text:p>
          </text:list-item>
          <text:list-item>
            <text:p text:style-name="P12"><text:span text:style-name="T5">Managed Software Development cycle through Sprint periodically</text:span></text:p>
          </text:list-item>
          <text:list-item>
            <text:p text:style-name="P12"><text:span text:style-name="T5">Organized Office hours to fellow software engineers and taught them Python language</text:span></text:p>
          </text:list-item>
        </text:list>
        <text:p text:style-name="P7"/>
        <text:p text:style-name="P1"><text:span text:style-name="T4">Software Engineer, </text:span><text:a xlink:type="simple" xlink:href="https://tinyowl.com" text:style-name="ListLabel_20_10" text:visited-style-name="ListLabel_20_10"><text:span text:style-name="T2">TinyOwl Technology Pvt Ltd</text:span></text:a><text:span text:style-name="T5">, Mumbai, India - from Apr’15 to Nov’15</text:span></text:p>
        <text:list xml:id="list63233850301216" text:continue-numbering="true" text:style-name="WWNum1">
          <text:list-item>
            <text:p text:style-name="P12"><text:span text:style-name="T5">Migrated a monolithic Food ordering application written using Ruby on Rails, PostgreSQL, Redis, RabbitMQ, and AWS into various microservices</text:span></text:p>
          </text:list-item>
          <text:list-item>
            <text:p text:style-name="P12"><text:span text:style-name="T5">Developed and managed inventory management, location management, and notifications management service</text:span></text:p>
          </text:list-item>
        </text:list>
        <text:p text:style-name="P7"/>
        <text:p text:style-name="P1"><text:span text:style-name="T4">Founder, </text:span><text:a xlink:type="simple" xlink:href="http://fireboltlabs.com" text:style-name="ListLabel_20_10" text:visited-style-name="ListLabel_20_10"><text:span text:style-name="T2">Firebolt Labs Pvt Ltd</text:span></text:a><text:span text:style-name="T5">, Bhimavaram, India - from Aug’14 to Apr’15</text:span></text:p>
        <text:list xml:id="list63234992824867" text:continue-numbering="true" text:style-name="WWNum1">
          <text:list-item>
            <text:p text:style-name="P12"><text:span text:style-name="T5">Headed day-to-day operations, as well as handling the company’s product and various consulting projects</text:span></text:p>
          </text:list-item>
          <text:list-item>
            <text:p text:style-name="P12"><text:span text:style-name="T5">Developed a Food ordering application to reduce food wastage and unwanted canteen/mess bills for students in our college area where 25,000 students were present in a 5 km radius</text:span></text:p>
          </text:list-item>
          <text:list-item>
            <text:p text:style-name="P12"><text:span text:style-name="T5">As a consultant, built StockViews, InvestmentClub, and Sufo applications using Python/Django, Celery, javascript/jQuery, Linode, Ruby on Rails, and AWS</text:span></text:p>
          </text:list-item>
        </text:list>
        <text:p text:style-name="P7"/>
        <text:p text:style-name="P1"><text:span text:style-name="T4">Software Engineer, </text:span><text:a xlink:type="simple" xlink:href="https://crypsis.net/" text:style-name="ListLabel_20_10" text:visited-style-name="ListLabel_20_10"><text:span text:style-name="T2">Crypsis Technologies Pvt Ltd</text:span></text:a><text:span text:style-name="T5">, Hyderabad, India - from Sep’13 to Jul’14</text:span></text:p>
        <text:list xml:id="list63233722251008" text:continue-numbering="true" text:style-name="WWNum1">
          <text:list-item>
            <text:p text:style-name="P12"><text:span text:style-name="T5">Developed and maintained various Ruby on Rails applications for clients across the globe</text:span></text:p>
          </text:list-item>
          <text:list-item>
            <text:p text:style-name="P12"><text:span text:style-name="T5">Implemented two Android apps - "Windows Ambassador" which is a student collaboration app and "Where's My App?" which checks the availability status of apps and games in the Windows Phone Store for Microsoft</text:span></text:p>
          </text:list-item>
        </text:list>
        <text:p text:style-name="P7"><text:soft-page-break/></text:p>
        <text:p text:style-name="P1"><text:span text:style-name="T4">Software Development Intern &amp; Software Developer, </text:span><text:span text:style-name="T5">Agiliq Info Solutions Pvt Ltd, Hyderabad, India - from Dec’11 to Aug’13</text:span></text:p>
        <text:list xml:id="list63233897437720" text:continue-numbering="true" text:style-name="WWNum1">
          <text:list-item>
            <text:p text:style-name="P12"><text:span text:style-name="T5">Collaborated with our clients - Sufo, Suggestar, Occassio Health Strategies, TravelDojo, and CineSports who are from various parts of the world in requirements gathering and product roadmap development.</text:span></text:p>
          </text:list-item>
          <text:list-item>
            <text:p text:style-name="P12"><text:span text:style-name="T5">Built various full-stack web applications using Python, Django, Celery, JavaScript, jQuery, Linode, and Twitter Bootstrap framework</text:span></text:p>
          </text:list-item>
          <text:list-item>
            <text:p text:style-name="P12"><text:span text:style-name="T5">Contributed to opensource projects - django-graphs, scikit-learn, joblib, join.agiliq.com, hyderabadwiki and djenofdjango</text:span></text:p>
          </text:list-item>
        </text:list>
        <text:p text:style-name="P13"/>
        <text:p text:style-name="P3"><text:span text:style-name="T4">TECHNICAL SKILLS</text:span></text:p>
        <text:p text:style-name="P8"/>
        <text:p text:style-name="P4"><text:span text:style-name="T5">Python, Django, TypeScript, ReactJS, Redux, Next.JS, Nest.JS, React Native, Protocol Buffers, gRPC, Ansible, Vagrant, Docker, Kubernetes, Terraform, Apache Kafka, Kafka Connect, Debezium, MySQL, PostgreSQL, Redis, and AWS.</text:span></text:p>
        <text:p text:style-name="P8"/>
        <text:p text:style-name="P3"><text:span text:style-name="T4">PUBLICATIONS</text:span></text:p>
        <text:p text:style-name="P8"/>
        <text:p text:style-name="P4"><text:span text:style-name="T5">“Python Requests Essentials” a book that showcases fundamental as well as advanced Python Requests concepts (ISBN-10: 1784395412) (ISBN-13: 978-1784395414)</text:span></text:p>
        <text:p text:style-name="P14"/>
        <text:p text:style-name="P3"><text:span text:style-name="T4">CERTIFICATIONS</text:span></text:p>
        <text:p text:style-name="P8"/>
        <text:p text:style-name="P4"><text:span text:style-name="T5">2012<text:tab/>Certificate Course in Psychological Helping Skills, Hyderabad Academy of Psychology, Hyderabad, India</text:span></text:p>
        <text:p text:style-name="P8"/>
        <text:p text:style-name="P3"><text:span text:style-name="T4">ACADEMIC DETAILS</text:span></text:p>
        <text:p text:style-name="P8"/>
        <text:p text:style-name="P4"><text:span text:style-name="T5">2012<text:tab/>B.Tech. in Information Technology from Jawaharlal Nehru Technological University, Kakinadamation Technology from Jawaharlal Nehru Technological University, Kakinad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35in" fo:margin-left="0.2953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1" meta:word-count="741" meta:character-count="5345" meta:non-whitespace-character-count="4664"/>
    <meta:generator>LibreOfficeDev/6.0.5.2$Linux_X86_64 LibreOffice_project/</meta:generator>
  </office:meta>
</office:document-meta>
</file>